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3cm"/>
    </style:style>
    <style:style style:name="gr4" style:family="graphic" style:parent-style-name="standard">
      <style:graphic-properties draw:stroke="soli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213cm" fo:min-width="5.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3.213cm" fo:min-width="0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6.598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5cm" fo:min-width="3.6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0.908cm"/>
    </style:style>
    <style:style style:name="gr18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fo:min-height="0.5cm"/>
    </style:style>
    <style:style style:name="gr21" style:family="graphic" style:parent-style-name="standard">
      <style:graphic-properties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22" style:family="graphic" style:parent-style-name="standard">
      <style:graphic-properties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fo:min-height="0.89cm"/>
    </style:style>
    <style:style style:name="gr24" style:family="graphic" style:parent-style-name="standard">
      <style:graphic-properties draw:stroke="none" svg:stroke-color="#000000" draw:fill="none" draw:fill-color="#ffffff" fo:min-height="0.44cm"/>
    </style:style>
    <style:style style:name="gr25" style:family="graphic" style:parent-style-name="standard">
      <style:graphic-properties draw:stroke="none" svg:stroke-color="#000000" draw:fill="none" draw:fill-color="#ffffff" fo:min-height="2.2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1cm" fo:margin-bottom="0.1cm" fo:line-height="100%" fo:text-align="center" fo:text-indent="0cm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3.5cm" svg:height="19cm" svg:x="6cm" svg:y="1.5cm">
          <text:p/>
        </draw:rect>
        <draw:custom-shape draw:style-name="gr2" draw:text-style-name="P1" draw:id="id2" draw:layer="layout" svg:width="11cm" svg:height="3cm" svg:x="7.5cm" svg:y="4.5cm">
          <text:p text:style-name="P1">Просмотр главной страниц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11cm" svg:height="3cm" svg:x="7.5cm" svg:y="8.5cm">
          <text:p text:style-name="P1">Просмотр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3.5cm" svg:height="1.673cm" svg:x="6cm" svg:y="1.827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6" draw:layer="layout" svg:width="11cm" svg:height="3cm" svg:x="7.5cm" svg:y="12.5cm">
          <text:p text:style-name="P1">Просмотр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11cm" svg:height="3cm" svg:x="7.5cm" svg:y="16.5cm">
          <text:p text:style-name="P1">Просмотр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4" draw:text-style-name="P1" draw:id="id1" draw:layer="layout" svg:width="1cm" svg:height="1cm" svg:x="2.5cm" svg:y="9cm">
          <text:p/>
        </draw:circle>
        <draw:line draw:style-name="gr4" draw:text-style-name="P1" draw:id="id5" draw:layer="layout" svg:x1="3cm" svg:y1="12cm" svg:x2="3cm" svg:y2="10cm">
          <text:p/>
        </draw:line>
        <draw:line draw:style-name="gr4" draw:text-style-name="P1" draw:id="id3" draw:layer="layout" svg:x1="4cm" svg:y1="10.5cm" svg:x2="3cm" svg:y2="10.5cm">
          <text:p/>
        </draw:line>
        <draw:line draw:style-name="gr4" draw:text-style-name="P1" draw:layer="layout" svg:x1="2cm" svg:y1="10.5cm" svg:x2="3cm" svg:y2="10.5cm">
          <text:p/>
        </draw:line>
        <draw:line draw:style-name="gr4" draw:text-style-name="P1" draw:layer="layout" svg:x1="2.5cm" svg:y1="13.5cm" svg:x2="3cm" svg:y2="12cm">
          <text:p/>
        </draw:line>
        <draw:line draw:style-name="gr4" draw:text-style-name="P1" draw:layer="layout" svg:x1="3.5cm" svg:y1="13.5cm" svg:x2="3cm" svg:y2="12cm">
          <text:p/>
        </draw:line>
        <draw:connector draw:style-name="gr1" draw:text-style-name="P1" draw:layer="layout" draw:type="line" svg:x1="3.5cm" svg:y1="9.5cm" svg:x2="7.5cm" svg:y2="5.999cm" draw:start-shape="id1" draw:start-glue-point="1" draw:end-shape="id2" draw:end-glue-point="6" svg:d="m3500 9500 4000-3501">
          <text:p/>
        </draw:connector>
        <draw:connector draw:style-name="gr1" draw:text-style-name="P1" draw:layer="layout" draw:type="line" svg:x1="4cm" svg:y1="10.5cm" svg:x2="7.5cm" svg:y2="9.999cm" draw:start-shape="id3" draw:start-glue-point="1" draw:end-shape="id4" draw:end-glue-point="6" svg:d="m4000 10500 3500-501">
          <text:p/>
        </draw:connector>
        <draw:connector draw:style-name="gr1" draw:text-style-name="P1" draw:layer="layout" draw:type="line" svg:x1="3cm" svg:y1="11cm" svg:x2="7.5cm" svg:y2="13.999cm" draw:start-shape="id5" draw:start-glue-point="1" draw:end-shape="id6" draw:end-glue-point="6" svg:d="m3000 11000 4500 2999">
          <text:p/>
        </draw:connector>
        <draw:connector draw:style-name="gr1" draw:text-style-name="P1" draw:layer="layout" draw:type="line" svg:x1="3cm" svg:y1="12cm" svg:x2="7.5cm" svg:y2="18cm" draw:start-shape="id5" draw:end-shape="id7" svg:d="m3000 12000 4500 6000">
          <text:p/>
        </draw:connector>
        <draw:frame draw:style-name="gr5" draw:layer="layout" svg:width="3.5cm" svg:height="1.673cm" svg:x="1.5cm" svg:y="13.827cm">
          <draw:text-box>
            <text:p text:style-name="P1">Клиент компании</text:p>
          </draw:text-box>
        </draw:frame>
      </draw:page>
      <draw:page draw:name="page2" draw:style-name="dp1" draw:master-page-name="Обычный">
        <draw:circle draw:style-name="gr4" draw:text-style-name="P1" draw:id="id8" draw:layer="layout" svg:width="1cm" svg:height="1cm" svg:x="3cm" svg:y="7cm">
          <text:p/>
        </draw:circle>
        <draw:line draw:style-name="gr4" draw:text-style-name="P1" draw:id="id12" draw:layer="layout" svg:x1="3.5cm" svg:y1="10cm" svg:x2="3.5cm" svg:y2="8cm">
          <text:p/>
        </draw:line>
        <draw:line draw:style-name="gr4" draw:text-style-name="P1" draw:id="id10" draw:layer="layout" svg:x1="4.5cm" svg:y1="8.5cm" svg:x2="3.5cm" svg:y2="8.5cm">
          <text:p/>
        </draw:line>
        <draw:line draw:style-name="gr4" draw:text-style-name="P1" draw:layer="layout" svg:x1="2.5cm" svg:y1="8.5cm" svg:x2="3.5cm" svg:y2="8.5cm">
          <text:p/>
        </draw:line>
        <draw:line draw:style-name="gr4" draw:text-style-name="P1" draw:layer="layout" svg:x1="3cm" svg:y1="11.5cm" svg:x2="3.5cm" svg:y2="10cm">
          <text:p/>
        </draw:line>
        <draw:line draw:style-name="gr4" draw:text-style-name="P1" draw:layer="layout" svg:x1="4cm" svg:y1="11.5cm" svg:x2="3.5cm" svg:y2="10cm">
          <text:p/>
        </draw:line>
        <draw:rect draw:style-name="gr1" draw:text-style-name="P1" draw:layer="layout" svg:width="13.5cm" svg:height="15cm" svg:x="6cm" svg:y="1.5cm">
          <text:p/>
        </draw:rect>
        <draw:frame draw:style-name="gr3" draw:text-style-name="P1" draw:layer="layout" svg:width="13.5cm" svg:height="1.673cm" svg:x="6cm" svg:y="1.828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9" draw:layer="layout" svg:width="11cm" svg:height="3cm" svg:x="7.5cm" svg:y="4.5cm">
          <text:p text:style-name="P1">Редактирование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" draw:layer="layout" svg:width="11cm" svg:height="3cm" svg:x="7.5cm" svg:y="8.5cm">
          <text:p text:style-name="P1">Редактирование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3" draw:layer="layout" svg:width="11cm" svg:height="3cm" svg:x="7.5cm" svg:y="12.5cm">
          <text:p text:style-name="P1">Редактирование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4cm" svg:y1="7.5cm" svg:x2="7.5cm" svg:y2="5.999cm" draw:start-shape="id8" draw:start-glue-point="1" draw:end-shape="id9" draw:end-glue-point="6" svg:d="m4000 7500 3500-1501">
          <text:p/>
        </draw:connector>
        <draw:connector draw:style-name="gr1" draw:text-style-name="P1" draw:layer="layout" draw:type="line" svg:x1="4.5cm" svg:y1="8.5cm" svg:x2="7.5cm" svg:y2="10cm" draw:start-shape="id10" draw:start-glue-point="1" draw:end-shape="id11" svg:d="m4500 8500 3000 1500">
          <text:p/>
        </draw:connector>
        <draw:connector draw:style-name="gr1" draw:text-style-name="P1" draw:layer="layout" draw:type="line" svg:x1="3.5cm" svg:y1="10cm" svg:x2="7.5cm" svg:y2="13.999cm" draw:start-shape="id12" draw:end-shape="id13" draw:end-glue-point="6" svg:d="m3500 10000 4000 3999">
          <text:p/>
        </draw:connector>
        <draw:frame draw:style-name="gr5" draw:layer="layout" svg:width="5.5cm" svg:height="1.673cm" svg:x="0.5cm" svg:y="11.827cm">
          <draw:text-box>
            <text:p text:style-name="P1">Администратор</text:p>
            <text:p text:style-name="P1">системы</text:p>
          </draw:text-box>
        </draw:frame>
      </draw:page>
      <draw:page draw:name="page3" draw:style-name="dp1" draw:master-page-name="Обычный">
        <draw:rect draw:style-name="gr6" draw:text-style-name="P1" draw:layer="layout" svg:width="17cm" svg:height="1cm" svg:x="2cm" svg:y="1.5cm">
          <text:p text:style-name="P1">Наименование предприятия</text:p>
        </draw:rect>
        <draw:rect draw:style-name="gr6" draw:text-style-name="P1" draw:layer="layout" svg:width="17cm" svg:height="1.5cm" svg:x="2cm" svg:y="2.5cm">
          <text:p text:style-name="P1">Меню приложения</text:p>
        </draw:rect>
        <draw:rect draw:style-name="gr6" draw:text-style-name="P1" draw:layer="layout" svg:width="5.5cm" svg:height="6.5cm" svg:x="2cm" svg:y="4cm">
          <text:p text:style-name="P2"><text:span text:style-name="T1">Краткое</text:span></text:p>
          <text:p text:style-name="P2"><text:span text:style-name="T1">описание</text:span></text:p>
          <text:p text:style-name="P2"><text:span text:style-name="T1">новостей</text:span></text:p>
        </draw:rect>
        <draw:rect draw:style-name="gr6" draw:text-style-name="P1" draw:layer="layout" svg:width="11.5cm" svg:height="6.5cm" svg:x="7.5cm" svg:y="4cm">
          <text:p text:style-name="P1">Содержимое страницы</text:p>
        </draw:rect>
      </draw:page>
      <draw:page draw:name="page4" draw:style-name="dp1" draw:master-page-name="Обычный">
        <draw:custom-shape draw:style-name="gr7" draw:text-style-name="P1" draw:layer="layout" svg:width="10.5cm" svg:height="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5cm" svg:height="1cm" svg:x="1cm" svg:y="1cm">
          <text:p text:style-name="P1">Клиент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5cm" svg:height="4cm" svg:x="1cm" svg:y="2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10.279cm" svg:height="3.906cm" svg:x="1cm" svg:y="1.937cm">
          <draw:text-box>
            <text:p>Заголовок</text:p>
            <text:p>Содержание</text:p>
            <text:p>Дата окончания публикации</text:p>
            <text:p>Изображение малого размера</text:p>
            <text:p>Изображение большого размера</text:p>
          </draw:text-box>
        </draw:frame>
        <draw:custom-shape draw:style-name="gr7" draw:text-style-name="P1" draw:layer="layout" svg:width="7.5cm" svg:height="4cm" svg:x="4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5cm" svg:height="1cm" svg:x="4cm" svg:y="13cm">
          <text:p text:style-name="P1">Новость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5cm" svg:height="2.5cm" svg:x="4cm" svg:y="1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6.207cm" svg:height="2.484cm" svg:x="4cm" svg:y="13.937cm">
          <draw:text-box>
            <text:p>Название</text:p>
            <text:p>Короткое название</text:p>
            <text:p>Содержание</text:p>
          </draw:text-box>
        </draw:frame>
        <draw:custom-shape draw:style-name="gr7" draw:text-style-name="P1" draw:layer="layout" svg:width="7cm" svg:height="4cm" svg:x="4.5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cm" svg:x="4.5cm" svg:y="8cm">
          <text:p text:style-name="P1">Услуга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cm" svg:height="2.5cm" svg:x="4.5cm" svg:y="9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5cm" svg:height="2.563cm" svg:x="4.5cm" svg:y="8.937cm">
          <draw:text-box>
            <text:p>Название</text:p>
            <text:p>Короткое название</text:p>
            <text:p>Полное описание</text:p>
          </draw:text-box>
        </draw:frame>
      </draw:page>
      <draw:page draw:name="page5" draw:style-name="dp1" draw:master-page-name="Обычный">
        <draw:custom-shape draw:style-name="gr7" draw:text-style-name="P1" draw:layer="layout" svg:width="10.5cm" svg:height="6cm" svg:x="9cm" svg:y="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5cm" svg:height="1cm" svg:x="9cm" svg:y="1.5cm">
          <text:p text:style-name="P1">Таблица Клиент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5cm" svg:height="4.5cm" svg:x="9cm" svg:y="2.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0.279cm" svg:height="3.906cm" svg:x="9cm" svg:y="2.437cm">
          <draw:text-box>
            <text:p>Заголовок</text:p>
            <text:p>Содержание</text:p>
            <text:p>Дата окончания публикации</text:p>
            <text:p>Изображение малого размера</text:p>
            <text:p>Изображение большого размера</text:p>
          </draw:text-box>
        </draw:frame>
        <draw:custom-shape draw:style-name="gr7" draw:text-style-name="P1" draw:layer="layout" svg:width="8.5cm" svg:height="4.5cm" svg:x="11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5cm" svg:height="1cm" svg:x="11cm" svg:y="13cm">
          <text:p text:style-name="P1">Таблица Новость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5cm" svg:height="3cm" svg:x="11cm" svg:y="14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7.198cm" svg:height="2.484cm" svg:x="11cm" svg:y="13.937cm">
          <draw:text-box>
            <text:p>Название</text:p>
            <text:p>Короткое название</text:p>
            <text:p>Содержание</text:p>
          </draw:text-box>
        </draw:frame>
        <draw:custom-shape draw:style-name="gr7" draw:text-style-name="P1" draw:layer="layout" svg:width="8.5cm" svg:height="4.5cm" svg:x="11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5cm" svg:height="1cm" svg:x="11cm" svg:y="8cm">
          <text:p text:style-name="P1">Таблица Услуга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5cm" svg:height="3cm" svg:x="11cm" svg:y="9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5cm" svg:height="2.563cm" svg:x="11cm" svg:y="8.937cm">
          <draw:text-box>
            <text:p>Название</text:p>
            <text:p>Короткое название</text:p>
            <text:p>Полное описание</text:p>
          </draw:text-box>
        </draw:frame>
        <draw:custom-shape draw:style-name="gr7" draw:text-style-name="P1" draw:layer="layout" svg:width="7cm" svg:height="4.5cm" svg:x="2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.5cm" svg:x="2cm" svg:y="9cm">
          <text:p text:style-name="P1">Таблица Категорий </text:p>
          <text:p text:style-name="P1">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cm" svg:height="2.5cm" svg:x="2cm" svg:y="10.5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4.2cm" svg:height="1.773cm" svg:x="2cm" svg:y="10.5cm">
          <draw:text-box>
            <text:p>Название</text:p>
            <text:p>Описание</text:p>
          </draw:text-box>
        </draw:frame>
        <draw:frame draw:style-name="gr14" draw:id="id15" draw:layer="layout" svg:width="7cm" svg:height="0.962cm" svg:x="2.2cm" svg:y="12.037cm">
          <draw:text-box>
            <text:p>Ключ категории (id)</text:p>
          </draw:text-box>
        </draw:frame>
        <draw:frame draw:style-name="gr15" draw:id="id14" draw:layer="layout" svg:width="6.526cm" svg:height="0.962cm" svg:x="10.97cm" svg:y="11cm">
          <draw:text-box>
            <text:p>Ключ категории (FK)</text:p>
          </draw:text-box>
        </draw:frame>
        <draw:frame draw:style-name="gr15" draw:id="id16" draw:layer="layout" svg:width="6.526cm" svg:height="0.962cm" svg:x="10.97cm" svg:y="16cm">
          <draw:text-box>
            <text:p>Ключ категории (FK)</text:p>
          </draw:text-box>
        </draw:frame>
        <draw:frame draw:style-name="gr15" draw:id="id17" draw:layer="layout" svg:width="6.526cm" svg:height="0.962cm" svg:x="8.97cm" svg:y="6.037cm">
          <draw:text-box>
            <text:p>Ключ категории (FK)</text:p>
          </draw:text-box>
        </draw:frame>
        <draw:connector draw:style-name="gr16" draw:text-style-name="P1" draw:layer="layout" svg:x1="10.97cm" svg:y1="11.481cm" svg:x2="9.2cm" svg:y2="12.518cm" draw:start-shape="id14" draw:start-glue-point="3" draw:end-shape="id15" draw:end-glue-point="1" svg:d="m10970 11481h-885v1037h-885">
          <text:p/>
        </draw:connector>
        <draw:connector draw:style-name="gr16" draw:text-style-name="P1" draw:layer="layout" svg:x1="10.97cm" svg:y1="16.481cm" svg:x2="9.2cm" svg:y2="12.518cm" draw:start-shape="id16" draw:start-glue-point="3" draw:end-shape="id15" draw:end-glue-point="1" svg:d="m10970 16481h-885v-3963h-885">
          <text:p/>
        </draw:connector>
        <draw:connector draw:style-name="gr16" draw:text-style-name="P1" draw:layer="layout" draw:line-skew="-0.3cm" svg:x1="8.97cm" svg:y1="6.518cm" svg:x2="2.2cm" svg:y2="12.518cm" draw:start-shape="id17" draw:start-glue-point="3" draw:end-shape="id15" draw:end-glue-point="3" svg:d="m8970 6518h-7571v6000h801">
          <text:p/>
        </draw:connector>
      </draw:page>
      <draw:page draw:name="page6" draw:style-name="dp1" draw:master-page-name="Обычный">
        <draw:ellipse draw:style-name="gr4" draw:text-style-name="P1" draw:layer="layout" svg:width="0.715cm" svg:height="0.692cm" svg:x="1.714cm" svg:y="2cm">
          <text:p/>
        </draw:ellipse>
        <draw:line draw:style-name="gr4" draw:text-style-name="P1" draw:layer="layout" svg:x1="2.071cm" svg:y1="4.077cm" svg:x2="2.071cm" svg:y2="2.692cm">
          <text:p/>
        </draw:line>
        <draw:line draw:style-name="gr4" draw:text-style-name="P1" draw:layer="layout" svg:x1="2.785cm" svg:y1="3.038cm" svg:x2="2.071cm" svg:y2="3.038cm">
          <text:p/>
        </draw:line>
        <draw:line draw:style-name="gr4" draw:text-style-name="P1" draw:layer="layout" svg:x1="1.357cm" svg:y1="3.038cm" svg:x2="2.071cm" svg:y2="3.038cm">
          <text:p/>
        </draw:line>
        <draw:line draw:style-name="gr4" draw:text-style-name="P1" draw:layer="layout" svg:x1="1.714cm" svg:y1="5.115cm" svg:x2="2.071cm" svg:y2="4.077cm">
          <text:p/>
        </draw:line>
        <draw:line draw:style-name="gr4" draw:text-style-name="P1" draw:layer="layout" svg:x1="2.428cm" svg:y1="5.115cm" svg:x2="2.071cm" svg:y2="4.077cm">
          <text:p/>
        </draw:line>
        <draw:frame draw:style-name="gr17" draw:text-style-name="P3" draw:layer="layout" svg:width="2.5cm" svg:height="1.191cm" svg:x="1cm" svg:y="5.309cm">
          <draw:text-box>
            <text:p text:style-name="P1"><text:span text:style-name="T2">Клиент компании</text:span></text:p>
          </draw:text-box>
        </draw:frame>
        <draw:rect draw:style-name="gr6" draw:text-style-name="P4" draw:layer="layout" svg:width="5cm" svg:height="2cm" svg:x="7cm" svg:y="3cm">
          <text:p text:style-name="P1"><text:span text:style-name="T3">Подсистема </text:span></text:p>
          <text:p text:style-name="P1"><text:span text:style-name="T3">пользовательского</text:span></text:p>
          <text:p text:style-name="P1"><text:span text:style-name="T3">интерфейса</text:span></text:p>
        </draw:rect>
        <draw:rect draw:style-name="gr6" draw:text-style-name="P4" draw:layer="layout" svg:width="5cm" svg:height="2cm" svg:x="15cm" svg:y="3cm">
          <text:p text:style-name="P1"><text:span text:style-name="T3">Подсистема </text:span></text:p>
          <text:p text:style-name="P1"><text:span text:style-name="T3">преобразования и </text:span></text:p>
          <text:p text:style-name="P1"><text:span text:style-name="T3">подготовки данных</text:span></text:p>
        </draw:rect>
        <draw:rect draw:style-name="gr6" draw:text-style-name="P4" draw:layer="layout" svg:width="5cm" svg:height="2cm" svg:x="23.5cm" svg:y="3cm">
          <text:p text:style-name="P1"><text:span text:style-name="T3">Подсистема </text:span></text:p>
          <text:p text:style-name="P1"><text:span text:style-name="T3">хранения </text:span></text:p>
          <text:p text:style-name="P1"><text:span text:style-name="T3">информации</text:span></text:p>
        </draw:rect>
        <draw:line draw:style-name="gr18" draw:text-style-name="P1" draw:layer="layout" svg:x1="2cm" svg:y1="6.5cm" svg:x2="2cm" svg:y2="18cm">
          <text:p/>
        </draw:line>
        <draw:rect draw:style-name="gr1" draw:text-style-name="P1" draw:layer="layout" svg:width="1cm" svg:height="8.5cm" svg:x="1.5cm" svg:y="7.5cm">
          <text:p/>
        </draw:rect>
        <draw:line draw:style-name="gr18" draw:text-style-name="P1" draw:layer="layout" svg:x1="9.5cm" svg:y1="5cm" svg:x2="9.5cm" svg:y2="18cm">
          <text:p/>
        </draw:line>
        <draw:line draw:style-name="gr18" draw:text-style-name="P1" draw:layer="layout" svg:x1="17.5cm" svg:y1="5cm" svg:x2="17.5cm" svg:y2="18cm">
          <text:p/>
        </draw:line>
        <draw:line draw:style-name="gr18" draw:text-style-name="P1" draw:layer="layout" svg:x1="26cm" svg:y1="5cm" svg:x2="26cm" svg:y2="18cm">
          <text:p/>
        </draw:line>
        <draw:rect draw:style-name="gr1" draw:text-style-name="P1" draw:layer="layout" svg:width="1cm" svg:height="7.5cm" svg:x="9cm" svg:y="8cm">
          <text:p/>
        </draw:rect>
        <draw:rect draw:style-name="gr1" draw:text-style-name="P1" draw:layer="layout" svg:width="1cm" svg:height="6.5cm" svg:x="17cm" svg:y="8.5cm">
          <text:p/>
        </draw:rect>
        <draw:rect draw:style-name="gr1" draw:text-style-name="P1" draw:layer="layout" svg:width="1cm" svg:height="5.5cm" svg:x="25.5cm" svg:y="9cm">
          <text:p/>
        </draw:rect>
        <draw:line draw:style-name="gr19" draw:text-style-name="P3" draw:layer="layout" svg:x1="2.5cm" svg:y1="8cm" svg:x2="9cm" svg:y2="8cm">
          <text:p text:style-name="P1"><text:span text:style-name="T2">Отобразить(Главная:страница)</text:span></text:p>
          <text:p text:style-name="P1"><text:span text:style-name="T2"/></text:p>
        </draw:line>
        <draw:line draw:style-name="gr19" draw:text-style-name="P3" draw:layer="layout" svg:x1="10cm" svg:y1="8.5cm" svg:x2="17cm" svg:y2="8.5cm">
          <text:p text:style-name="P1"><text:span text:style-name="T2">Подготовить(Главная:страница)</text:span></text:p>
          <text:p text:style-name="P1"><text:span text:style-name="T2"/></text:p>
        </draw:line>
        <draw:line draw:style-name="gr19" draw:text-style-name="P3" draw:layer="layout" svg:x1="18cm" svg:y1="9cm" svg:x2="25.5cm" svg:y2="9cm">
          <text:p text:style-name="P1"><text:span text:style-name="T2">Загрузить(Главное меню:данные)</text:span></text:p>
          <text:p text:style-name="P1"><text:span text:style-name="T2"/></text:p>
        </draw:line>
        <draw:line draw:style-name="gr16" draw:text-style-name="P3" draw:layer="layout" svg:x1="25.5cm" svg:y1="9.75cm" svg:x2="18cm" svg:y2="9.75cm">
          <text:p/>
        </draw:line>
        <draw:frame draw:style-name="gr20" draw:text-style-name="P5" draw:layer="layout" svg:width="6cm" svg:height="0.75cm" svg:x="19.5cm" svg:y="9cm">
          <draw:text-box>
            <text:p><text:span text:style-name="T2">Главное меню: данные</text:span></text:p>
          </draw:text-box>
        </draw:frame>
        <draw:line draw:style-name="gr21" draw:text-style-name="P1" draw:layer="layout" svg:x1="18cm" svg:y1="11cm" svg:x2="25.5cm" svg:y2="11cm">
          <text:p text:style-name="P1"><text:span text:style-name="T2">Загрузить(Новости:данные)</text:span></text:p>
          <text:p text:style-name="P1"><text:span text:style-name="T2"/></text:p>
        </draw:line>
        <draw:line draw:style-name="gr16" draw:text-style-name="P3" draw:layer="layout" svg:x1="25.5cm" svg:y1="11.75cm" svg:x2="18cm" svg:y2="11.75cm">
          <text:p/>
        </draw:line>
        <draw:frame draw:style-name="gr20" draw:text-style-name="P5" draw:layer="layout" svg:width="6cm" svg:height="0.75cm" svg:x="19.5cm" svg:y="11cm">
          <draw:text-box>
            <text:p><text:span text:style-name="T2">Новости: данные</text:span></text:p>
          </draw:text-box>
        </draw:frame>
        <draw:line draw:style-name="gr21" draw:text-style-name="P1" draw:layer="layout" svg:x1="18cm" svg:y1="13cm" svg:x2="25.5cm" svg:y2="13cm">
          <text:p text:style-name="P1"><text:span text:style-name="T2">Загрузить(Список услуг:данные)</text:span></text:p>
          <text:p text:style-name="P1"><text:span text:style-name="T2"/></text:p>
        </draw:line>
        <draw:line draw:style-name="gr22" draw:text-style-name="P1" draw:layer="layout" svg:x1="25.5cm" svg:y1="14cm" svg:x2="18cm" svg:y2="14cm">
          <text:p/>
        </draw:line>
        <draw:frame draw:style-name="gr20" draw:text-style-name="P5" draw:layer="layout" svg:width="6cm" svg:height="0.75cm" svg:x="19.5cm" svg:y="13.25cm">
          <draw:text-box>
            <text:p><text:span text:style-name="T2">Список услуг: данные</text:span></text:p>
          </draw:text-box>
        </draw:frame>
        <draw:line draw:style-name="gr22" draw:text-style-name="P1" draw:layer="layout" svg:x1="17cm" svg:y1="14.5cm" svg:x2="10cm" svg:y2="14.5cm">
          <text:p/>
        </draw:line>
        <draw:frame draw:style-name="gr20" draw:text-style-name="P5" draw:layer="layout" svg:width="6cm" svg:height="1.661cm" svg:x="11cm" svg:y="12.839cm">
          <draw:text-box>
            <text:p><text:span text:style-name="T2">Подготовленные наборы данных для главной страницы</text:span></text:p>
          </draw:text-box>
        </draw:frame>
        <draw:line draw:style-name="gr22" draw:text-style-name="P1" draw:layer="layout" svg:x1="9cm" svg:y1="15cm" svg:x2="2.5cm" svg:y2="15cm">
          <text:p/>
        </draw:line>
        <draw:frame draw:style-name="gr20" draw:text-style-name="P5" draw:layer="layout" svg:width="6cm" svg:height="0.75cm" svg:x="3.5cm" svg:y="14.25cm">
          <draw:text-box>
            <text:p><text:span text:style-name="T2">Главная страница</text:span></text:p>
          </draw:text-box>
        </draw:frame>
      </draw:page>
      <draw:page draw:name="page7" draw:style-name="dp1" draw:master-page-name="Обычный">
        <draw:ellipse draw:style-name="gr4" draw:text-style-name="P1" draw:layer="layout" svg:width="0.548cm" svg:height="0.539cm" svg:x="1.914cm" svg:y="2cm">
          <text:p/>
        </draw:ellipse>
        <draw:line draw:style-name="gr4" draw:text-style-name="P1" draw:layer="layout" svg:x1="2.187cm" svg:y1="3.615cm" svg:x2="2.187cm" svg:y2="2.538cm">
          <text:p/>
        </draw:line>
        <draw:line draw:style-name="gr4" draw:text-style-name="P1" draw:layer="layout" svg:x1="2.734cm" svg:y1="2.807cm" svg:x2="2.187cm" svg:y2="2.807cm">
          <text:p/>
        </draw:line>
        <draw:line draw:style-name="gr4" draw:text-style-name="P1" draw:layer="layout" svg:x1="1.64cm" svg:y1="2.807cm" svg:x2="2.187cm" svg:y2="2.807cm">
          <text:p/>
        </draw:line>
        <draw:line draw:style-name="gr4" draw:text-style-name="P1" draw:layer="layout" svg:x1="1.913cm" svg:y1="4.423cm" svg:x2="2.187cm" svg:y2="3.616cm">
          <text:p/>
        </draw:line>
        <draw:line draw:style-name="gr4" draw:text-style-name="P1" draw:layer="layout" svg:x1="2.461cm" svg:y1="4.423cm" svg:x2="2.187cm" svg:y2="3.616cm">
          <text:p/>
        </draw:line>
        <draw:frame draw:style-name="gr23" draw:text-style-name="P3" draw:layer="layout" svg:width="2.5cm" svg:height="1.191cm" svg:x="1cm" svg:y="4.365cm">
          <draw:text-box>
            <text:p text:style-name="P1"><text:span text:style-name="T2">Клиент компании</text:span></text:p>
          </draw:text-box>
        </draw:frame>
        <draw:rect draw:style-name="gr6" draw:text-style-name="P4" draw:layer="layout" svg:width="5.363cm" svg:height="1.855cm" svg:x="5.29cm" svg:y="2.479cm">
          <text:p text:style-name="P1"><text:span text:style-name="T3">Подсистема </text:span></text:p>
          <text:p text:style-name="P1"><text:span text:style-name="T3">пользовательского</text:span></text:p>
          <text:p text:style-name="P1"><text:span text:style-name="T3">интерфейса</text:span></text:p>
        </draw:rect>
        <draw:rect draw:style-name="gr6" draw:text-style-name="P4" draw:layer="layout" svg:width="4.876cm" svg:height="1.855cm" svg:x="11.628cm" svg:y="2.479cm">
          <text:p text:style-name="P1"><text:span text:style-name="T3">Подсистема </text:span></text:p>
          <text:p text:style-name="P1"><text:span text:style-name="T3">преобразования и </text:span></text:p>
          <text:p text:style-name="P1"><text:span text:style-name="T3">подготовки данных</text:span></text:p>
        </draw:rect>
        <draw:line draw:style-name="gr18" draw:text-style-name="P1" draw:layer="layout" svg:x1="2.17cm" svg:y1="5.447cm" svg:x2="2.17cm" svg:y2="15.5cm">
          <text:p/>
        </draw:line>
        <draw:rect draw:style-name="gr1" draw:text-style-name="P1" draw:layer="layout" svg:width="0.766cm" svg:height="8.168cm" svg:x="1.75cm" svg:y="6.279cm">
          <text:p/>
        </draw:rect>
        <draw:line draw:style-name="gr18" draw:text-style-name="P1" draw:layer="layout" svg:x1="7.879cm" svg:y1="4.334cm" svg:x2="7.879cm" svg:y2="14.447cm">
          <text:p/>
        </draw:line>
        <draw:line draw:style-name="gr18" draw:text-style-name="P1" draw:layer="layout" svg:x1="14.009cm" svg:y1="4.334cm" svg:x2="14.009cm" svg:y2="14.447cm">
          <text:p/>
        </draw:line>
        <draw:line draw:style-name="gr18" draw:text-style-name="P1" draw:layer="layout" svg:x1="21.204cm" svg:y1="4.334cm" svg:x2="21.204cm" svg:y2="14.447cm">
          <text:p/>
        </draw:line>
        <draw:rect draw:style-name="gr1" draw:text-style-name="P1" draw:layer="layout" svg:width="0.765cm" svg:height="7.3cm" svg:x="7.496cm" svg:y="6.668cm">
          <text:p/>
        </draw:rect>
        <draw:rect draw:style-name="gr1" draw:text-style-name="P1" draw:layer="layout" svg:width="0.767cm" svg:height="6.432cm" svg:x="13.625cm" svg:y="7.057cm">
          <text:p/>
        </draw:rect>
        <draw:rect draw:style-name="gr1" draw:text-style-name="P1" draw:layer="layout" svg:width="0.766cm" svg:height="2.872cm" svg:x="20.808cm" svg:y="7.266cm">
          <text:p/>
        </draw:rect>
        <draw:line draw:style-name="gr19" draw:text-style-name="P3" draw:layer="layout" svg:x1="2.516cm" svg:y1="6.668cm" svg:x2="7.496cm" svg:y2="6.668cm">
          <text:p text:style-name="P1"><text:span text:style-name="T2">Отобразить(</text:span></text:p>
          <text:p text:style-name="P1"><text:span text:style-name="T2">Нормативные документы:</text:span></text:p>
          <text:p text:style-name="P1"><text:span text:style-name="T2">Страница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8.262cm" svg:y1="7.057cm" svg:x2="13.625cm" svg:y2="7.057cm">
          <text:p text:style-name="P1"><text:span text:style-name="T2">Подготовить(</text:span></text:p>
          <text:p text:style-name="P1"><text:span text:style-name="T2">Нормативные документы</text:span></text:p>
          <text:p text:style-name="P1"><text:span text:style-name="T2">:страница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14.456cm" svg:y1="7.266cm" svg:x2="20.794cm" svg:y2="7.266cm">
          <text:p text:style-name="P1"><text:span text:style-name="T2">Загрузить(Главное меню:данные)</text:span></text:p>
          <text:p text:style-name="P1"><text:span text:style-name="T2"/></text:p>
        </draw:line>
        <draw:line draw:style-name="gr16" draw:text-style-name="P3" draw:layer="layout" svg:x1="20.794cm" svg:y1="10.138cm" svg:x2="14.456cm" svg:y2="10.138cm">
          <text:p/>
        </draw:line>
        <draw:frame draw:style-name="gr24" draw:text-style-name="P5" draw:layer="layout" svg:width="5.056cm" svg:height="0.721cm" svg:x="15.041cm" svg:y="7.311cm">
          <draw:text-box>
            <text:p><text:span text:style-name="T2">Главное меню: данные</text:span></text:p>
          </draw:text-box>
        </draw:frame>
        <draw:line draw:style-name="gr21" draw:text-style-name="P1" draw:layer="layout" svg:x1="14.456cm" svg:y1="9.468cm" svg:x2="20.794cm" svg:y2="9.468cm">
          <text:p text:style-name="P1"><text:span text:style-name="T2">Загрузить(Новости:данные)</text:span></text:p>
          <text:p text:style-name="P1"><text:span text:style-name="T2"/></text:p>
        </draw:line>
        <draw:line draw:style-name="gr16" draw:text-style-name="P3" draw:layer="layout" svg:x1="20.794cm" svg:y1="8.032cm" svg:x2="14.456cm" svg:y2="8.032cm">
          <text:p/>
        </draw:line>
        <draw:frame draw:style-name="gr24" draw:text-style-name="P5" draw:layer="layout" svg:width="4.596cm" svg:height="0.721cm" svg:x="15.529cm" svg:y="9.417cm">
          <draw:text-box>
            <text:p><text:span text:style-name="T2">Новости: данные</text:span></text:p>
          </draw:text-box>
        </draw:frame>
        <draw:line draw:style-name="gr22" draw:text-style-name="P1" draw:layer="layout" svg:x1="13.625cm" svg:y1="13.064cm" svg:x2="8.262cm" svg:y2="13.064cm">
          <text:p/>
        </draw:line>
        <draw:frame draw:style-name="gr25" draw:text-style-name="P5" draw:layer="layout" svg:width="4.544cm" svg:height="2.601cm" svg:x="9.23cm" svg:y="10.464cm">
          <draw:text-box>
            <text:p><text:span text:style-name="T2">Подготовленные наборы данных для станицы с нормативными документами</text:span></text:p>
          </draw:text-box>
        </draw:frame>
        <draw:line draw:style-name="gr22" draw:text-style-name="P1" draw:layer="layout" svg:x1="7.541cm" svg:y1="13.585cm" svg:x2="2.561cm" svg:y2="13.585cm">
          <text:p/>
        </draw:line>
        <draw:frame draw:style-name="gr23" draw:text-style-name="P5" draw:layer="layout" svg:width="3.721cm" svg:height="1.191cm" svg:x="3.52cm" svg:y="12.392cm">
          <draw:text-box>
            <text:p><text:span text:style-name="T2">Нормативные документы</text:span></text:p>
          </draw:text-box>
        </draw:frame>
        <draw:rect draw:style-name="gr6" draw:text-style-name="P4" draw:layer="layout" svg:width="4.177cm" svg:height="1.855cm" svg:x="19.039cm" svg:y="2.479cm">
          <text:p text:style-name="P1"><text:span text:style-name="T3">Подсистема </text:span></text:p>
          <text:p text:style-name="P1"><text:span text:style-name="T3">хранения </text:span></text:p>
          <text:p text:style-name="P1"><text:span text:style-name="T3">информации</text:span></text:p>
        </draw:rect>
        <draw:line draw:style-name="gr18" draw:text-style-name="P1" draw:layer="layout" svg:x1="25.962cm" svg:y1="4.393cm" svg:x2="25.962cm" svg:y2="14.506cm">
          <text:p/>
        </draw:line>
        <draw:rect draw:style-name="gr6" draw:text-style-name="P4" draw:layer="layout" svg:width="4.806cm" svg:height="1.819cm" svg:x="23.594cm" svg:y="2.479cm">
          <text:p text:style-name="P1"><text:span text:style-name="T3">Файловая система</text:span></text:p>
          <text:p text:style-name="P1"><text:span text:style-name="T3">операционной</text:span></text:p>
          <text:p text:style-name="P1"><text:span text:style-name="T3">системы</text:span></text:p>
        </draw:rect>
        <draw:rect draw:style-name="gr1" draw:text-style-name="P1" draw:layer="layout" svg:width="0.766cm" svg:height="2.555cm" svg:x="25.586cm" svg:y="10.617cm">
          <text:p/>
        </draw:rect>
        <draw:line draw:style-name="gr21" draw:text-style-name="P6" draw:layer="layout" svg:x1="14.456cm" svg:y1="11.287cm" svg:x2="25.67cm" svg:y2="11.287cm">
          <text:p/>
        </draw:line>
        <draw:frame draw:style-name="gr24" draw:text-style-name="P5" draw:layer="layout" svg:width="6.826cm" svg:height="0.721cm" svg:x="16.991cm" svg:y="10.586cm">
          <draw:text-box>
            <text:p><text:span text:style-name="T2">Загрузить(Корневой:каталог)</text:span></text:p>
          </draw:text-box>
        </draw:frame>
        <draw:line draw:style-name="gr16" draw:text-style-name="P3" draw:layer="layout" svg:x1="25.475cm" svg:y1="12.532cm" svg:x2="14.456cm" svg:y2="12.532cm">
          <text:p/>
        </draw:line>
        <draw:frame draw:style-name="gr24" draw:text-style-name="P5" draw:layer="layout" svg:width="6.521cm" svg:height="0.721cm" svg:x="17.479cm" svg:y="11.811cm">
          <draw:text-box>
            <text:p><text:span text:style-name="T2">Список каталогов и файлов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Sidarau</meta:initial-creator>
    <meta:creation-date>2010-03-14T21:24:33</meta:creation-date>
    <dc:date>2010-03-25T00:21:36</dc:date>
    <meta:editing-duration>PT03H49M56S</meta:editing-duration>
    <meta:editing-cycles>33</meta:editing-cycles>
    <meta:generator>OpenOffice.org/3.1$Unix OpenOffice.org_project/310m19$Build-9420</meta:generator>
    <dc:creator>Ivan Sidarau</dc:creator>
    <meta:document-statistic meta:object-count="141"/>
    <meta:user-defined meta:name="Поле 1"/>
    <meta:user-defined meta:name="Поле 2"/>
    <meta:user-defined meta:name="Поле 3"/>
    <meta:user-defined meta:name="Поле 4"/>
  </office:meta>
</office:document-meta>
</file>